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0000002BD9ECF670FF9D6C1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elina" svg:font-family="Angelina"/>
    <style:font-face style:name="Pleasewritemeasong" svg:font-family="Pleasewritemeasong"/>
    <style:font-face style:name="FreeSerif1" svg:font-family="FreeSerif" style:font-family-generic="roman"/>
    <style:font-face style:name="FreeMono" svg:font-family="FreeMono" style:font-family-generic="modern" style:font-pitch="fixed"/>
    <style:font-face style:name="OpenDyslexic" svg:font-family="OpenDyslexic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P1" style:family="paragraph" style:parent-style-name="Standard">
      <style:text-properties style:font-name="OpenDyslexic" officeooo:rsid="0016abb8" officeooo:paragraph-rsid="0016abb8"/>
    </style:style>
    <style:style style:name="P2" style:family="paragraph" style:parent-style-name="Standard">
      <style:text-properties style:font-name="OpenDyslexic" officeooo:rsid="0016abb8" officeooo:paragraph-rsid="0016ab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Estados</text:p>
      <text:p text:style-name="P1"><draw:frame draw:style-name="fr1" draw:name="Imagen1" text:anchor-type="paragraph" svg:x="0cm" svg:y="0.434cm" svg:width="16.863cm" svg:height="17.182cm" draw:z-index="0"><draw:image xlink:href="Pictures/10000201000002B0000002BD9ECF670FF9D6C1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elina" svg:font-family="Angelina"/>
    <style:font-face style:name="Pleasewritemeasong" svg:font-family="Pleasewritemeasong"/>
    <style:font-face style:name="FreeSerif1" svg:font-family="FreeSerif" style:font-family-generic="roman"/>
    <style:font-face style:name="FreeMono" svg:font-family="FreeMono" style:font-family-generic="modern" style:font-pitch="fixed"/>
    <style:font-face style:name="OpenDyslexic" svg:font-family="OpenDyslexic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leasewritemeasong" fo:font-size="14pt" fo:language="es" fo:country="ES" style:letter-kerning="true" style:font-name-asian="DejaVu Sans" style:font-size-asian="10.5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leasewritemeasong" fo:font-size="14pt" fo:language="es" fo:country="ES" style:letter-kerning="true" style:font-name-asian="DejaVu Sans" style:font-size-asian="10.5pt" style:language-asian="zh" style:country-asian="CN" style:font-name-complex="Free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ngelina" fo:font-family="Angelina" fo:font-size="16pt" style:font-name-asian="DejaVu Sans" style:font-family-asian="'DejaVu Sans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leasewritemeasong" fo:font-family="Pleasewritemeasong" fo:font-size="12pt"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Mono" fo:font-family="FreeMono" style:font-family-generic="modern" style:font-pitch="fixed" fo:font-size="10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leasewritemeasong" fo:font-family="Pleasewritemeasong" fo:font-size="12pt" style:font-size-asian="12pt" style:font-name-complex="FreeSerif1" style:font-family-complex="FreeSerif" style:font-family-generic-complex="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 RipPer</meta:initial-creator>
    <meta:creation-date>2016-12-15T18:41:47.131010591</meta:creation-date>
    <dc:date>2016-12-19T16:48:41.297168003</dc:date>
    <dc:creator>C. RipPer</dc:creator>
    <meta:editing-duration>PT26M33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1" meta:word-count="3" meta:character-count="19" meta:non-whitespace-character-count="17"/>
  </office:meta>
</office:document-meta>
</file>